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ersion</text:p>
          </table:table-cell>
          <table:table-cell table:style-name="ce1" office:value-type="string" calcext:value-type="string">
            <text:p>Valeur</text:p>
          </table:table-cell>
          <table:table-cell table:style-name="ce1" office:value-type="string" calcext:value-type="string">
            <text:p>#TIC</text:p>
          </table:table-cell>
          <table:table-cell table:style-name="ce1" office:value-type="string" calcext:value-type="string">
            <text:p>#LUT</text:p>
          </table:table-cell>
          <table:table-cell table:style-name="ce1" office:value-type="string" calcext:value-type="string">
            <text:p>#Reg</text:p>
          </table:table-cell>
          <table:table-cell table:style-name="ce1" office:value-type="string" calcext:value-type="string">
            <text:p>Ratio TIC</text:p>
          </table:table-cell>
          <table:table-cell table:style-name="ce1" office:value-type="string" calcext:value-type="string">
            <text:p>Ratio LUT</text:p>
          </table:table-cell>
          <table:table-cell table:style-name="ce1" office:value-type="string" calcext:value-type="string">
            <text:p>Ration RE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CB64</text:p>
          </table:table-cell>
          <table:table-cell office:value-type="string" calcext:value-type="string">
            <text:p>x1ACB87</text:p>
          </table:table-cell>
          <table:table-cell office:value-type="float" office:value="7830" calcext:value-type="float">
            <text:p>7830</text:p>
          </table:table-cell>
          <table:table-cell office:value-type="float" office:value="4830" calcext:value-type="float">
            <text:p>48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CB64</text:p>
          </table:table-cell>
          <table:table-cell office:value-type="string" calcext:value-type="string">
            <text:p>x1ACB87</text:p>
          </table:table-cell>
          <table:table-cell office:value-type="float" office:value="7511" calcext:value-type="float">
            <text:p>7511</text:p>
          </table:table-cell>
          <table:table-cell office:value-type="float" office:value="4538" calcext:value-type="float">
            <text:p>4538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0407" calcext:value-type="percentage">
            <text:p>4.07%</text:p>
          </table:table-cell>
          <table:table-cell table:style-name="ce2" office:value-type="percentage" office:value="0.0605" calcext:value-type="percentage">
            <text:p>6.05%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CB63</text:p>
          </table:table-cell>
          <table:table-cell office:value-type="string" calcext:value-type="string">
            <text:p>x1C624B</text:p>
          </table:table-cell>
          <table:table-cell office:value-type="float" office:value="7411" calcext:value-type="float">
            <text:p>7411</text:p>
          </table:table-cell>
          <table:table-cell office:value-type="float" office:value="4502" calcext:value-type="float">
            <text:p>4502</text:p>
          </table:table-cell>
          <table:table-cell office:value-type="float" office:value="-1.06" calcext:value-type="float">
            <text:p>-1.06</text:p>
          </table:table-cell>
          <table:table-cell table:style-name="ce2" office:value-type="percentage" office:value="0.0535" calcext:value-type="percentage">
            <text:p>5.35%</text:p>
          </table:table-cell>
          <table:table-cell table:style-name="ce2" office:value-type="percentage" office:value="0.0679" calcext:value-type="percentage">
            <text:p>6.79%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xCB63</text:p>
          </table:table-cell>
          <table:table-cell office:value-type="string" calcext:value-type="string">
            <text:p>x15622E</text:p>
          </table:table-cell>
          <table:table-cell office:value-type="float" office:value="7435" calcext:value-type="float">
            <text:p>7435</text:p>
          </table:table-cell>
          <table:table-cell office:value-type="float" office:value="4503" calcext:value-type="float">
            <text:p>4503</text:p>
          </table:table-cell>
          <table:table-cell table:style-name="ce2" office:value-type="percentage" office:value="0.202" calcext:value-type="percentage">
            <text:p>20.20%</text:p>
          </table:table-cell>
          <table:table-cell table:style-name="ce2" office:value-type="percentage" office:value="0.0504" calcext:value-type="percentage">
            <text:p>5.04%</text:p>
          </table:table-cell>
          <table:table-cell table:style-name="ce2" office:value-type="percentage" office:value="0.0677" calcext:value-type="percentage">
            <text:p>6.77%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xCB63</text:p>
          </table:table-cell>
          <table:table-cell office:value-type="string" calcext:value-type="string">
            <text:p>x10622E</text:p>
          </table:table-cell>
          <table:table-cell office:value-type="float" office:value="7817" calcext:value-type="float">
            <text:p>7817</text:p>
          </table:table-cell>
          <table:table-cell office:value-type="float" office:value="4504" calcext:value-type="float">
            <text:p>4504</text:p>
          </table:table-cell>
          <table:table-cell table:style-name="ce2" office:value-type="percentage" office:value="0.3886" calcext:value-type="percentage">
            <text:p>38.86%</text:p>
          </table:table-cell>
          <table:table-cell table:style-name="ce2" office:value-type="percentage" office:value="0.0016" calcext:value-type="percentage">
            <text:p>0.16%</text:p>
          </table:table-cell>
          <table:table-cell table:style-name="ce2" office:value-type="percentage" office:value="0.0674" calcext:value-type="percentage">
            <text:p>6.74%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xCB63</text:p>
          </table:table-cell>
          <table:table-cell office:value-type="string" calcext:value-type="string">
            <text:p>x0A622B</text:p>
          </table:table-cell>
          <table:table-cell office:value-type="float" office:value="7088" calcext:value-type="float">
            <text:p>7088</text:p>
          </table:table-cell>
          <table:table-cell office:value-type="float" office:value="4503" calcext:value-type="float">
            <text:p>4503</text:p>
          </table:table-cell>
          <table:table-cell table:style-name="ce2" office:value-type="percentage" office:value="0.6125" calcext:value-type="percentage">
            <text:p>61.25%</text:p>
          </table:table-cell>
          <table:table-cell table:style-name="ce2" office:value-type="percentage" office:value="0.0948" calcext:value-type="percentage">
            <text:p>9.48%</text:p>
          </table:table-cell>
          <table:table-cell table:style-name="ce2" office:value-type="percentage" office:value="0.0677" calcext:value-type="percentage">
            <text:p>6.77%</text:p>
          </table:table-cell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5:15:12.933925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5:33:06.915183234</meta:creation-date>
    <dc:date>2018-12-04T15:22:37.788356189</dc:date>
    <meta:editing-duration>PT50M37S</meta:editing-duration>
    <meta:editing-cycles>5</meta:editing-cycles>
    <meta:generator>LibreOffice/6.0.6.2$Linux_X86_64 LibreOffice_project/00m0$Build-2</meta:generator>
    <meta:document-statistic meta:table-count="1" meta:cell-count="54" meta:object-count="0"/>
  </office:meta>
</office:document-meta>
</file>